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1600000313F089EADC41667316.jpg" manifest:media-type="image/jpeg"/>
  <manifest:file-entry manifest:full-path="Pictures/10000000000002EB0000027A0CF36A59B31C4D9A.png" manifest:media-type="image/png"/>
  <manifest:file-entry manifest:full-path="Pictures/10000000000002D9000002FEB6C11698AFF0F77F.png" manifest:media-type="image/png"/>
  <manifest:file-entry manifest:full-path="Pictures/1000000000000490000002D37BD701D087C3B114.png" manifest:media-type="image/png"/>
  <manifest:file-entry manifest:full-path="Pictures/10000000000003DB0000027F304330138981529A.png" manifest:media-type="image/png"/>
  <manifest:file-entry manifest:full-path="Pictures/10000201000002CE0000027AA5DF9AEA6F5E8FF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6" svg:font-family="Arial" style:font-family-generic="swiss"/>
    <style:font-face style:name="Arial4"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5" svg:font-family="Arial" style:font-family-generic="swiss" style:font-pitch="variable"/>
    <style:font-face style:name="Arial3" svg:font-family="Arial" style:font-adornments="Bold Italic" style:font-family-generic="swiss" style:font-pitch="variable"/>
    <style:font-face style:name="Arial2" svg:font-family="Arial" style:font-adornments="Έντονα" style:font-family-generic="swiss" style:font-pitch="variable"/>
    <style:font-face style:name="Arial1" svg:font-family="Arial" style:font-adornments="Κανονικά"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language="el" fo:country="GR" officeooo:paragraph-rsid="000c3361"/>
    </style:style>
    <style:style style:name="P3" style:family="paragraph" style:parent-style-name="Standard">
      <style:paragraph-properties fo:text-align="center" style:justify-single-word="false"/>
      <style:text-properties fo:language="el" fo:country="GR" officeooo:paragraph-rsid="000c3361"/>
    </style:style>
    <style:style style:name="P4" style:family="paragraph" style:parent-style-name="Standard">
      <style:paragraph-properties fo:text-align="center" style:justify-single-word="false"/>
      <style:text-properties style:font-name="Arial4" fo:font-size="18pt" fo:language="el" fo:country="GR" fo:font-weight="bold" officeooo:paragraph-rsid="000c3361" style:font-size-asian="18pt" style:font-weight-asian="bold" style:font-size-complex="18pt" style:font-weight-complex="bold"/>
    </style:style>
    <style:style style:name="P5" style:family="paragraph" style:parent-style-name="Standard">
      <style:paragraph-properties fo:text-align="center" style:justify-single-word="false"/>
      <style:text-properties style:font-name="Arial4" fo:font-size="16pt" fo:language="el" fo:country="GR" fo:font-weight="bold" officeooo:paragraph-rsid="000c3361"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4" fo:font-size="16pt" fo:language="el" fo:country="GR" style:text-underline-style="solid" style:text-underline-width="auto" style:text-underline-color="font-color" fo:font-weight="bold" officeooo:rsid="000c3361" officeooo:paragraph-rsid="000c3361"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4" fo:language="el" fo:country="GR" officeooo:paragraph-rsid="000c3361"/>
    </style:style>
    <style:style style:name="P8" style:family="paragraph" style:parent-style-name="Standard">
      <style:paragraph-properties fo:text-align="center" style:justify-single-word="false"/>
      <style:text-properties style:font-name="Arial4" fo:font-size="14pt" fo:language="el" fo:country="GR" officeooo:rsid="000ad5c4" officeooo:paragraph-rsid="000c3361" style:font-size-asian="12.25pt" style:font-size-complex="14pt"/>
    </style:style>
    <style:style style:name="P9" style:family="paragraph" style:parent-style-name="Standard">
      <style:paragraph-properties fo:text-align="center" style:justify-single-word="false"/>
      <style:text-properties fo:font-size="16pt" fo:language="el" fo:country="GR" fo:font-weight="bold" officeooo:paragraph-rsid="000c3361" style:font-size-asian="16pt" style:font-weight-asian="bold" style:font-size-complex="16pt" style:font-weight-complex="bold"/>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Contents_20_Heading">
      <style:text-properties style:font-name="Arial4" fo:font-size="14pt" fo:language="el" fo:country="GR" officeooo:rsid="000ad5c4" officeooo:paragraph-rsid="000ad5c4" style:font-size-asian="12.25pt" style:font-size-complex="14pt"/>
    </style:style>
    <style:style style:name="P15" style:family="paragraph" style:parent-style-name="Figure">
      <style:paragraph-properties fo:text-align="center" style:justify-single-word="false"/>
    </style:style>
    <style:style style:name="P16" style:family="paragraph" style:parent-style-name="Figure">
      <style:paragraph-properties fo:text-align="center" style:justify-single-word="false"/>
      <style:text-properties fo:language="el" fo:country="GR" officeooo:rsid="0052a4e1"/>
    </style:style>
    <style:style style:name="P17" style:family="paragraph" style:parent-style-name="Figure">
      <style:paragraph-properties fo:text-align="center" style:justify-single-word="false"/>
      <style:text-properties fo:language="el" fo:country="GR" officeooo:rsid="006264aa"/>
    </style:style>
    <style:style style:name="P18" style:family="paragraph" style:parent-style-name="Figure">
      <style:paragraph-properties fo:text-align="center" style:justify-single-word="false"/>
      <style:text-properties fo:language="el" fo:country="GR" officeooo:rsid="006334da"/>
    </style:style>
    <style:style style:name="P19" style:family="paragraph" style:parent-style-name="Text_20_body">
      <style:text-properties officeooo:paragraph-rsid="00295998"/>
    </style:style>
    <style:style style:name="P20" style:family="paragraph" style:parent-style-name="Text_20_body">
      <style:text-properties style:font-name="Georgia" fo:language="en" fo:country="US" officeooo:rsid="003906ca" officeooo:paragraph-rsid="003906ca"/>
    </style:style>
    <style:style style:name="P21" style:family="paragraph" style:parent-style-name="Text_20_body">
      <style:text-properties officeooo:paragraph-rsid="003906ca"/>
    </style:style>
    <style:style style:name="P22" style:family="paragraph" style:parent-style-name="Text_20_body">
      <style:text-properties officeooo:rsid="003f33d5" officeooo:paragraph-rsid="003f33d5"/>
    </style:style>
    <style:style style:name="P23" style:family="paragraph" style:parent-style-name="Text_20_body">
      <style:text-properties officeooo:rsid="0050cb75"/>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fo:language="el" fo:country="GR" officeooo:rsid="0079969c" officeooo:paragraph-rsid="0079969c"/>
    </style:style>
    <style:style style:name="P26" style:family="paragraph" style:parent-style-name="Text_20_body">
      <style:text-properties fo:language="el" fo:country="GR" officeooo:rsid="007a8a29" officeooo:paragraph-rsid="007a8a29"/>
    </style:style>
    <style:style style:name="P27" style:family="paragraph" style:parent-style-name="Text_20_body">
      <style:text-properties officeooo:paragraph-rsid="007a9639"/>
    </style:style>
    <style:style style:name="P28" style:family="paragraph" style:parent-style-name="Text_20_body">
      <style:text-properties officeooo:paragraph-rsid="0094d4bb"/>
    </style:style>
    <style:style style:name="P29" style:family="paragraph" style:parent-style-name="Standard" style:master-page-name="First_20_Page">
      <style:paragraph-properties fo:text-align="center" style:justify-single-word="false" style:page-number="auto"/>
      <style:text-properties style:font-name="Arial4" fo:font-size="18pt" fo:language="el" fo:country="GR" fo:font-weight="bold" officeooo:paragraph-rsid="000c3361" style:font-size-asian="18pt" style:font-weight-asian="bold" style:font-size-complex="18pt" style:font-weight-complex="bold"/>
    </style:style>
    <style:style style:name="P30" style:family="paragraph" style:parent-style-name="Figure">
      <style:paragraph-properties fo:text-align="center" style:justify-single-word="false"/>
      <style:text-properties officeooo:rsid="007e75e7"/>
    </style:style>
    <style:style style:name="P31" style:family="paragraph" style:parent-style-name="Heading_20_1" style:list-style-name="">
      <style:text-properties officeooo:paragraph-rsid="00295998"/>
    </style:style>
    <style:style style:name="P32" style:family="paragraph" style:parent-style-name="Heading_20_1">
      <style:text-properties officeooo:rsid="00317272" officeooo:paragraph-rsid="00317272"/>
    </style:style>
    <style:style style:name="P33" style:family="paragraph" style:parent-style-name="Heading_20_1">
      <style:paragraph-properties fo:break-before="page"/>
      <style:text-properties officeooo:paragraph-rsid="00295998"/>
    </style:style>
    <style:style style:name="P34" style:family="paragraph" style:parent-style-name="Heading_20_2">
      <style:text-properties fo:font-weight="bold" style:font-weight-asian="bold" style:font-weight-complex="bold"/>
    </style:style>
    <style:style style:name="P35" style:family="paragraph" style:parent-style-name="Heading_20_3" style:list-style-name="">
      <style:text-properties style:font-name="Liberation Serif" fo:language="en" fo:country="US" fo:font-weight="normal" officeooo:rsid="007fffc5" officeooo:paragraph-rsid="007fffc5" style:font-weight-asian="normal" style:font-weight-complex="normal"/>
    </style:style>
    <style:style style:name="P36" style:family="paragraph" style:parent-style-name="Heading_20_3">
      <style:text-properties officeooo:paragraph-rsid="0094d4bb"/>
    </style:style>
    <style:style style:name="P37" style:family="paragraph" style:parent-style-name="Text_20_body" style:list-style-name="">
      <style:paragraph-properties fo:break-before="page"/>
      <style:text-properties style:font-name="Arial5" fo:font-size="16pt" fo:language="el" fo:country="GR" fo:font-weight="bold" officeooo:rsid="00273d39" officeooo:paragraph-rsid="00273d39" style:font-size-asian="16pt" style:font-weight-asian="bold" style:font-size-complex="16pt" style:font-weight-complex="bold"/>
    </style:style>
    <style:style style:name="P38" style:family="paragraph" style:parent-style-name="Text_20_body" style:list-style-name="L1">
      <style:text-properties officeooo:paragraph-rsid="004664dd"/>
    </style:style>
    <style:style style:name="P39" style:family="paragraph" style:parent-style-name="Text_20_body" style:list-style-name="L1">
      <style:text-properties style:font-name="Georgia" fo:language="el" fo:country="GR" officeooo:rsid="0040aebd" officeooo:paragraph-rsid="0040aebd"/>
    </style:style>
    <style:style style:name="P40" style:family="paragraph" style:parent-style-name="Text_20_body" style:list-style-name="L2">
      <style:text-properties style:font-name="Georgia" fo:language="el" fo:country="GR" officeooo:rsid="0040aebd" officeooo:paragraph-rsid="0040aebd"/>
    </style:style>
    <style:style style:name="P41" style:family="paragraph" style:parent-style-name="Text_20_body" style:list-style-name="L1">
      <style:text-properties style:font-name="Georgia" fo:language="el" fo:country="GR" officeooo:rsid="0041d267" officeooo:paragraph-rsid="0041d267"/>
    </style:style>
    <style:style style:name="P42" style:family="paragraph" style:parent-style-name="Text_20_body" style:list-style-name="L1">
      <style:text-properties style:font-name="Georgia" fo:language="el" fo:country="GR" officeooo:rsid="004392dd" officeooo:paragraph-rsid="004392dd"/>
    </style:style>
    <style:style style:name="P43" style:family="paragraph" style:parent-style-name="Text_20_body" style:list-style-name="L1">
      <style:text-properties fo:language="el" fo:country="GR" officeooo:rsid="0040aebd" officeooo:paragraph-rsid="0040aebd"/>
    </style:style>
    <style:style style:name="P44" style:family="paragraph" style:parent-style-name="Text_20_body" style:list-style-name="L1">
      <style:text-properties fo:language="el" fo:country="GR" officeooo:rsid="004f5fec" officeooo:paragraph-rsid="004f5fec"/>
    </style:style>
    <style:style style:name="P45" style:family="paragraph" style:parent-style-name="Text_20_body" style:list-style-name="L1">
      <style:text-properties fo:language="el" fo:country="GR" officeooo:rsid="0041d267" officeooo:paragraph-rsid="0041d267"/>
    </style:style>
    <style:style style:name="P46" style:family="paragraph" style:parent-style-name="Text_20_body" style:list-style-name="L1">
      <style:text-properties fo:language="el" fo:country="GR" officeooo:rsid="004581bd" officeooo:paragraph-rsid="004581bd"/>
    </style:style>
    <style:style style:name="P47" style:family="paragraph" style:parent-style-name="Text_20_body" style:list-style-name="L1">
      <style:text-properties fo:language="el" fo:country="GR" officeooo:rsid="00472339" officeooo:paragraph-rsid="00472339"/>
    </style:style>
    <style:style style:name="P48" style:family="paragraph" style:parent-style-name="Text_20_body">
      <style:text-properties fo:language="el" fo:country="GR" officeooo:rsid="007a9639" officeooo:paragraph-rsid="007a9639"/>
    </style:style>
    <style:style style:name="P49" style:family="paragraph" style:parent-style-name="Text_20_body">
      <style:text-properties fo:language="el" fo:country="GR" officeooo:rsid="0099c6d2" officeooo:paragraph-rsid="0099c6d2"/>
    </style:style>
    <style:style style:name="P50" style:family="paragraph" style:parent-style-name="Text_20_body">
      <style:text-properties fo:language="el" fo:country="GR" style:text-underline-style="none" officeooo:rsid="009ef0fe" officeooo:paragraph-rsid="009ef0fe"/>
    </style:style>
    <style:style style:name="P51" style:family="paragraph" style:parent-style-name="Text_20_body">
      <style:text-properties fo:language="el" fo:country="GR" style:text-underline-style="none" officeooo:rsid="00bd658e" officeooo:paragraph-rsid="00bd658e"/>
    </style:style>
    <style:style style:name="P52" style:family="paragraph" style:parent-style-name="Text_20_body">
      <style:text-properties fo:language="el" fo:country="GR" style:text-underline-style="none" officeooo:rsid="00c0c3b2" officeooo:paragraph-rsid="00c0c3b2"/>
    </style:style>
    <style:style style:name="P53" style:family="paragraph" style:parent-style-name="Text_20_body">
      <style:text-properties fo:language="el" fo:country="GR" style:text-underline-style="none" officeooo:rsid="00ce2c03" officeooo:paragraph-rsid="00ce2c03"/>
    </style:style>
    <style:style style:name="P54" style:family="paragraph" style:parent-style-name="Text_20_body">
      <style:text-properties fo:language="el" fo:country="GR" style:text-underline-style="none" officeooo:rsid="00d12525" officeooo:paragraph-rsid="00d12525"/>
    </style:style>
    <style:style style:name="P55" style:family="paragraph" style:parent-style-name="Text_20_body" style:list-style-name="L1">
      <style:text-properties fo:language="en" fo:country="US" officeooo:rsid="0048f639" officeooo:paragraph-rsid="0048f639"/>
    </style:style>
    <style:style style:name="P56" style:family="paragraph" style:parent-style-name="Text_20_body">
      <style:text-properties fo:language="en" fo:country="US" style:text-underline-style="solid" style:text-underline-width="auto" style:text-underline-color="font-color" officeooo:rsid="009ef0fe" officeooo:paragraph-rsid="009ef0fe"/>
    </style:style>
    <style:style style:name="P57" style:family="paragraph" style:parent-style-name="Text_20_body">
      <style:text-properties fo:language="en" fo:country="US" style:text-underline-style="solid" style:text-underline-width="auto" style:text-underline-color="font-color" officeooo:rsid="0077f411" officeooo:paragraph-rsid="009ef0fe"/>
    </style:style>
    <style:style style:name="P58" style:family="paragraph" style:parent-style-name="Text_20_body">
      <style:text-properties fo:language="en" fo:country="US" style:text-underline-style="solid" style:text-underline-width="auto" style:text-underline-color="font-color" officeooo:rsid="00c0c3b2" officeooo:paragraph-rsid="00c0c3b2"/>
    </style:style>
    <style:style style:name="P59" style:family="paragraph" style:parent-style-name="Text_20_body">
      <style:text-properties style:font-name="Arial2" fo:font-size="16pt" fo:language="el" fo:country="GR" fo:font-weight="bold" officeooo:rsid="00317272" officeooo:paragraph-rsid="00317272" style:font-name-asian="Microsoft YaHei" style:font-size-asian="14pt" style:font-name-complex="Arial" style:font-size-complex="14pt"/>
    </style:style>
    <style:style style:name="P60" style:family="paragraph" style:parent-style-name="Text_20_body" style:list-style-name="">
      <style:text-properties style:font-name="Liberation Serif" fo:language="en" fo:country="US" style:text-underline-style="solid" style:text-underline-width="auto" style:text-underline-color="font-color" fo:font-weight="normal" officeooo:rsid="007fffc5" officeooo:paragraph-rsid="007fffc5" style:font-weight-asian="normal" style:font-weight-complex="normal"/>
    </style:style>
    <style:style style:name="P61" style:family="paragraph" style:parent-style-name="Text_20_body" style:list-style-name="L3">
      <style:text-properties style:font-name="Liberation Serif" fo:language="en" fo:country="US" style:text-underline-style="none" fo:font-weight="normal" officeooo:rsid="0085d6ef" officeooo:paragraph-rsid="0085d6ef" style:font-weight-asian="normal" style:font-weight-complex="normal"/>
    </style:style>
    <style:style style:name="P62" style:family="paragraph" style:parent-style-name="Text_20_body" style:list-style-name="L3">
      <style:text-properties style:font-name="Liberation Serif" fo:language="en" fo:country="US" style:text-underline-style="none" fo:font-weight="normal" officeooo:rsid="0087b291" officeooo:paragraph-rsid="0087b291" style:font-weight-asian="normal" style:font-weight-complex="normal"/>
    </style:style>
    <style:style style:name="P63" style:family="paragraph" style:parent-style-name="Text_20_body" style:list-style-name="">
      <style:text-properties style:font-name="Liberation Serif" fo:language="en" fo:country="US" style:text-underline-style="none" fo:font-weight="normal" officeooo:rsid="008f93e4" officeooo:paragraph-rsid="008f93e4" style:font-weight-asian="normal" style:font-weight-complex="normal"/>
    </style:style>
    <style:style style:name="P64" style:family="paragraph" style:parent-style-name="Text_20_body" style:list-style-name="">
      <style:text-properties style:font-name="Liberation Serif" fo:language="el" fo:country="GR" style:text-underline-style="none" fo:font-weight="normal" officeooo:rsid="008333f0" officeooo:paragraph-rsid="00845117" style:font-weight-asian="normal" style:font-weight-complex="normal"/>
    </style:style>
    <style:style style:name="P65" style:family="paragraph" style:parent-style-name="Text_20_body" style:list-style-name="L3">
      <style:text-properties style:font-name="Liberation Serif" fo:language="el" fo:country="GR" style:text-underline-style="none" fo:font-weight="normal" officeooo:rsid="0085d6ef" officeooo:paragraph-rsid="0085d6ef" style:font-weight-asian="normal" style:font-weight-complex="normal"/>
    </style:style>
    <style:style style:name="P66" style:family="paragraph" style:parent-style-name="Text_20_body" style:list-style-name="L3">
      <style:text-properties style:font-name="Liberation Serif" fo:language="el" fo:country="GR" style:text-underline-style="none" fo:font-weight="normal" officeooo:rsid="00894c93" officeooo:paragraph-rsid="00894c93" style:font-weight-asian="normal" style:font-weight-complex="normal"/>
    </style:style>
    <style:style style:name="P67" style:family="paragraph" style:parent-style-name="Text_20_body" style:list-style-name="L3">
      <style:text-properties style:font-name="Liberation Serif" fo:language="el" fo:country="GR" style:text-underline-style="none" fo:font-weight="normal" officeooo:rsid="008eaf97" officeooo:paragraph-rsid="008eaf97" style:font-weight-asian="normal" style:font-weight-complex="normal"/>
    </style:style>
    <style:style style:name="P68" style:family="paragraph" style:parent-style-name="Text_20_body" style:list-style-name="L4">
      <style:text-properties style:font-name="Liberation Serif" fo:language="el" fo:country="GR" style:text-underline-style="none" fo:font-weight="normal" officeooo:rsid="0094d4bb" officeooo:paragraph-rsid="0094d4bb" style:font-weight-asian="normal" style:font-weight-complex="normal"/>
    </style:style>
    <style:style style:name="P69" style:family="paragraph" style:parent-style-name="Text_20_body" style:list-style-name="">
      <style:text-properties style:font-name="Liberation Serif" fo:language="el" fo:country="GR" style:text-underline-style="solid" style:text-underline-width="auto" style:text-underline-color="font-color" fo:font-weight="normal" officeooo:rsid="008e001b" officeooo:paragraph-rsid="008e001b" style:font-weight-asian="normal" style:font-weight-complex="normal"/>
    </style:style>
    <style:style style:name="P70" style:family="paragraph" style:parent-style-name="Text_20_body" style:list-style-name="">
      <style:text-properties style:font-name="Liberation Serif" fo:language="el" fo:country="GR" fo:font-weight="normal" officeooo:rsid="0091496f" officeooo:paragraph-rsid="0091496f" style:font-weight-asian="normal" style:font-weight-complex="normal"/>
    </style:style>
    <style:style style:name="P71" style:family="paragraph" style:parent-style-name="Text_20_body" style:list-style-name="">
      <style:text-properties officeooo:paragraph-rsid="008c2283"/>
    </style:style>
    <style:style style:name="P72" style:family="paragraph" style:parent-style-name="Text_20_body" style:list-style-name="">
      <style:text-properties officeooo:paragraph-rsid="00947087"/>
    </style:style>
    <style:style style:name="P73" style:family="paragraph" style:parent-style-name="Text_20_body" style:list-style-name="L4">
      <style:text-properties officeooo:rsid="0094d4bb" officeooo:paragraph-rsid="0094d4bb"/>
    </style:style>
    <style:style style:name="P74" style:family="paragraph" style:parent-style-name="Text_20_body">
      <style:text-properties officeooo:rsid="0099c6d2" officeooo:paragraph-rsid="0099c6d2"/>
    </style:style>
    <style:style style:name="P75" style:family="paragraph" style:parent-style-name="Text_20_body">
      <style:text-properties officeooo:paragraph-rsid="009d09b0"/>
    </style:style>
    <style:style style:name="P76" style:family="paragraph" style:parent-style-name="Text_20_body">
      <style:text-properties officeooo:rsid="009ef0fe" officeooo:paragraph-rsid="009ef0fe"/>
    </style:style>
    <style:style style:name="P77" style:family="paragraph" style:parent-style-name="Text_20_body">
      <style:text-properties fo:language="en" fo:country="GB" style:text-underline-style="solid" style:text-underline-width="auto" style:text-underline-color="font-color" officeooo:rsid="00a06ef5" officeooo:paragraph-rsid="00a06ef5"/>
    </style:style>
    <style:style style:name="P78" style:family="paragraph" style:parent-style-name="Text_20_body">
      <style:text-properties fo:language="en" fo:country="GB" style:text-underline-style="solid" style:text-underline-width="auto" style:text-underline-color="font-color" officeooo:rsid="00a06ef5" officeooo:paragraph-rsid="00c0c3b2"/>
    </style:style>
    <style:style style:name="P79" style:family="paragraph" style:parent-style-name="Text_20_body">
      <style:text-properties fo:language="en" fo:country="GB" style:text-underline-style="solid" style:text-underline-width="auto" style:text-underline-color="font-color" officeooo:rsid="00a11411" officeooo:paragraph-rsid="00a11411"/>
    </style:style>
    <style:style style:name="P80" style:family="paragraph" style:parent-style-name="Text_20_body">
      <style:text-properties officeooo:paragraph-rsid="00a64c28"/>
    </style:style>
    <style:style style:name="P81" style:family="paragraph" style:parent-style-name="Text_20_body">
      <style:text-properties officeooo:paragraph-rsid="00ac8042"/>
    </style:style>
    <style:style style:name="P82" style:family="paragraph" style:parent-style-name="Text_20_body">
      <style:text-properties officeooo:paragraph-rsid="00ada819"/>
    </style:style>
    <style:style style:name="P83" style:family="paragraph" style:parent-style-name="Text_20_body">
      <style:text-properties officeooo:paragraph-rsid="00c35d9b"/>
    </style:style>
    <style:style style:name="P84" style:family="paragraph" style:parent-style-name="Text_20_body">
      <style:text-properties officeooo:paragraph-rsid="00c80469"/>
    </style:style>
    <style:style style:name="T1" style:family="text">
      <style:text-properties style:font-name="Arial4" fo:font-size="16pt" fo:font-weight="bold" style:font-size-asian="16pt" style:font-weight-asian="bold" style:font-size-complex="16pt" style:font-weight-complex="bold"/>
    </style:style>
    <style:style style:name="T2" style:family="text">
      <style:text-properties style:font-name="Arial4" fo:font-size="16pt" fo:font-weight="bold" officeooo:rsid="000c3361" style:font-size-asian="16pt" style:font-weight-asian="bold" style:font-size-complex="16pt" style:font-weight-complex="bold"/>
    </style:style>
    <style:style style:name="T3" style:family="text">
      <style:text-properties style:font-name="Arial4" fo:font-size="16pt" fo:font-weight="bold" officeooo:rsid="000ad5c4" style:font-size-asian="16pt" style:font-weight-asian="bold" style:font-size-complex="16pt" style:font-weight-complex="bold"/>
    </style:style>
    <style:style style:name="T4" style:family="text">
      <style:text-properties style:font-name="Arial4" fo:font-size="16pt" style:text-underline-style="solid" style:text-underline-width="auto" style:text-underline-color="font-color" fo:font-weight="bold" style:font-size-asian="16pt" style:font-weight-asian="bold" style:font-size-complex="16pt" style:font-weight-complex="bold"/>
    </style:style>
    <style:style style:name="T5" style:family="text">
      <style:text-properties style:font-name="Arial4" fo:font-size="16pt" style:text-underline-style="solid" style:text-underline-width="auto" style:text-underline-color="font-color" fo:font-weight="bold" officeooo:rsid="000c3361" style:font-size-asian="16pt" style:font-weight-asian="bold" style:font-size-complex="16pt" style:font-weight-complex="bold"/>
    </style:style>
    <style:style style:name="T6" style:family="text">
      <style:text-properties fo:language="en" fo:country="US"/>
    </style:style>
    <style:style style:name="T7" style:family="text">
      <style:text-properties fo:language="en" fo:country="US" officeooo:rsid="00642a24"/>
    </style:style>
    <style:style style:name="T8" style:family="text">
      <style:text-properties fo:language="en" fo:country="US" officeooo:rsid="007a9639"/>
    </style:style>
    <style:style style:name="T9" style:family="text">
      <style:text-properties fo:language="en" fo:country="US" officeooo:rsid="00845117"/>
    </style:style>
    <style:style style:name="T10" style:family="text">
      <style:text-properties fo:language="en" fo:country="US" style:text-underline-style="none" officeooo:rsid="00a64c28"/>
    </style:style>
    <style:style style:name="T11" style:family="text">
      <style:text-properties fo:language="en" fo:country="US" style:text-underline-style="none" officeooo:rsid="00a829cd"/>
    </style:style>
    <style:style style:name="T12" style:family="text">
      <style:text-properties fo:language="en" fo:country="US" style:text-underline-style="none" officeooo:rsid="00ac8042"/>
    </style:style>
    <style:style style:name="T13" style:family="text">
      <style:text-properties fo:language="en" fo:country="US" style:text-underline-style="none" officeooo:rsid="00ac97b1"/>
    </style:style>
    <style:style style:name="T14" style:family="text">
      <style:text-properties fo:language="en" fo:country="US" style:text-underline-style="none" officeooo:rsid="00ada819"/>
    </style:style>
    <style:style style:name="T15" style:family="text">
      <style:text-properties fo:language="en" fo:country="US" style:text-underline-style="none" officeooo:rsid="00afbc2e"/>
    </style:style>
    <style:style style:name="T16" style:family="text">
      <style:text-properties fo:language="en" fo:country="US" style:text-underline-style="none" officeooo:rsid="00b1fd7b"/>
    </style:style>
    <style:style style:name="T17" style:family="text">
      <style:text-properties fo:language="en" fo:country="US" style:text-underline-style="none" officeooo:rsid="00b371ce"/>
    </style:style>
    <style:style style:name="T18" style:family="text">
      <style:text-properties fo:language="en" fo:country="US" style:text-underline-style="none" officeooo:rsid="00c35d9b"/>
    </style:style>
    <style:style style:name="T19" style:family="text">
      <style:text-properties fo:language="en" fo:country="US" style:text-underline-style="none" officeooo:rsid="00c3d893"/>
    </style:style>
    <style:style style:name="T20" style:family="text">
      <style:text-properties fo:language="en" fo:country="US" style:text-underline-style="none" officeooo:rsid="00c71f01"/>
    </style:style>
    <style:style style:name="T21" style:family="text">
      <style:text-properties fo:language="en" fo:country="US" style:text-underline-style="none" officeooo:rsid="00c7ef06"/>
    </style:style>
    <style:style style:name="T22" style:family="text">
      <style:text-properties fo:language="en" fo:country="US" style:text-underline-style="none" officeooo:rsid="00c80469"/>
    </style:style>
    <style:style style:name="T23" style:family="text">
      <style:text-properties fo:language="en" fo:country="US" style:text-underline-style="none" officeooo:rsid="00c9e444"/>
    </style:style>
    <style:style style:name="T24" style:family="text">
      <style:text-properties fo:language="en" fo:country="US" style:text-underline-style="none" officeooo:rsid="00ccd9e0"/>
    </style:style>
    <style:style style:name="T25" style:family="text">
      <style:text-properties fo:language="en" fo:country="US" style:text-underline-style="none" officeooo:rsid="00cd2617"/>
    </style:style>
    <style:style style:name="T26" style:family="text">
      <style:text-properties fo:language="en" fo:country="US" officeooo:rsid="00b93dea"/>
    </style:style>
    <style:style style:name="T27" style:family="text">
      <style:text-properties fo:language="en" fo:country="US" officeooo:rsid="00ba64cb"/>
    </style:style>
    <style:style style:name="T28" style:family="text">
      <style:text-properties fo:language="en" fo:country="US" officeooo:rsid="00bb3dd8"/>
    </style:style>
    <style:style style:name="T29" style:family="text">
      <style:text-properties fo:language="en" fo:country="US" officeooo:rsid="00be8e60"/>
    </style:style>
    <style:style style:name="T30" style:family="text">
      <style:text-properties fo:language="en" fo:country="US" officeooo:rsid="00c0c3b2"/>
    </style:style>
    <style:style style:name="T31" style:family="text">
      <style:text-properties fo:language="en" fo:country="US" officeooo:rsid="00c15a6d"/>
    </style:style>
    <style:style style:name="T32" style:family="text">
      <style:text-properties fo:language="en" fo:country="US" officeooo:rsid="00d2de10"/>
    </style:style>
    <style:style style:name="T33" style:family="text">
      <style:text-properties fo:language="el" fo:country="GR"/>
    </style:style>
    <style:style style:name="T34" style:family="text">
      <style:text-properties fo:language="el" fo:country="GR" officeooo:rsid="00642a24"/>
    </style:style>
    <style:style style:name="T35" style:family="text">
      <style:text-properties fo:language="el" fo:country="GR" officeooo:rsid="007a9639"/>
    </style:style>
    <style:style style:name="T36" style:family="text">
      <style:text-properties fo:language="el" fo:country="GR" officeooo:rsid="008eaf97"/>
    </style:style>
    <style:style style:name="T37" style:family="text">
      <style:text-properties fo:language="el" fo:country="GR" officeooo:rsid="009d09b0"/>
    </style:style>
    <style:style style:name="T38" style:family="text">
      <style:text-properties fo:language="el" fo:country="GR" officeooo:rsid="009e6d8f"/>
    </style:style>
    <style:style style:name="T39" style:family="text">
      <style:text-properties fo:language="el" fo:country="GR" style:text-underline-style="none" officeooo:rsid="00a64c28"/>
    </style:style>
    <style:style style:name="T40" style:family="text">
      <style:text-properties fo:language="el" fo:country="GR" style:text-underline-style="none" officeooo:rsid="00a829cd"/>
    </style:style>
    <style:style style:name="T41" style:family="text">
      <style:text-properties fo:language="el" fo:country="GR" style:text-underline-style="none" officeooo:rsid="00ac8042"/>
    </style:style>
    <style:style style:name="T42" style:family="text">
      <style:text-properties fo:language="el" fo:country="GR" style:text-underline-style="none" officeooo:rsid="00ac97b1"/>
    </style:style>
    <style:style style:name="T43" style:family="text">
      <style:text-properties fo:language="el" fo:country="GR" style:text-underline-style="none" officeooo:rsid="00ada819"/>
    </style:style>
    <style:style style:name="T44" style:family="text">
      <style:text-properties fo:language="el" fo:country="GR" style:text-underline-style="none" officeooo:rsid="00afbc2e"/>
    </style:style>
    <style:style style:name="T45" style:family="text">
      <style:text-properties fo:language="el" fo:country="GR" style:text-underline-style="none" officeooo:rsid="00b1fd7b"/>
    </style:style>
    <style:style style:name="T46" style:family="text">
      <style:text-properties fo:language="el" fo:country="GR" style:text-underline-style="none" officeooo:rsid="00b371ce"/>
    </style:style>
    <style:style style:name="T47" style:family="text">
      <style:text-properties fo:language="el" fo:country="GR" style:text-underline-style="none" officeooo:rsid="00c35d9b"/>
    </style:style>
    <style:style style:name="T48" style:family="text">
      <style:text-properties fo:language="el" fo:country="GR" style:text-underline-style="none" officeooo:rsid="00c3d893"/>
    </style:style>
    <style:style style:name="T49" style:family="text">
      <style:text-properties fo:language="el" fo:country="GR" style:text-underline-style="none" officeooo:rsid="00c71f01"/>
    </style:style>
    <style:style style:name="T50" style:family="text">
      <style:text-properties fo:language="el" fo:country="GR" style:text-underline-style="none" officeooo:rsid="00c7ef06"/>
    </style:style>
    <style:style style:name="T51" style:family="text">
      <style:text-properties fo:language="el" fo:country="GR" style:text-underline-style="none" officeooo:rsid="00c80469"/>
    </style:style>
    <style:style style:name="T52" style:family="text">
      <style:text-properties fo:language="el" fo:country="GR" style:text-underline-style="none" officeooo:rsid="00c9d795"/>
    </style:style>
    <style:style style:name="T53" style:family="text">
      <style:text-properties fo:language="el" fo:country="GR" style:text-underline-style="none" officeooo:rsid="00c9e444"/>
    </style:style>
    <style:style style:name="T54" style:family="text">
      <style:text-properties style:font-name="Arial2" fo:font-size="16pt" fo:language="el" fo:country="GR" fo:font-weight="bold" style:font-name-asian="Microsoft YaHei" style:font-size-asian="14pt" style:font-name-complex="Arial" style:font-size-complex="14pt"/>
    </style:style>
    <style:style style:name="T55" style:family="text">
      <style:text-properties style:font-name="Arial2" fo:font-size="16pt" fo:language="el" fo:country="GR" fo:font-weight="bold" officeooo:rsid="00302bb6" style:font-name-asian="Microsoft YaHei" style:font-size-asian="14pt" style:font-name-complex="Arial" style:font-size-complex="14pt"/>
    </style:style>
    <style:style style:name="T56" style:family="text">
      <style:text-properties style:font-name="Arial2" fo:font-size="12pt" fo:font-weight="bold" officeooo:rsid="00753735" style:font-name-asian="Microsoft YaHei" style:font-size-asian="14pt" style:font-name-complex="Arial" style:font-size-complex="14pt"/>
    </style:style>
    <style:style style:name="T57" style:family="text">
      <style:text-properties officeooo:rsid="00302bb6"/>
    </style:style>
    <style:style style:name="T58" style:family="text">
      <style:text-properties style:font-name="Georgia"/>
    </style:style>
    <style:style style:name="T59" style:family="text">
      <style:text-properties style:font-name="Georgia" fo:language="el" fo:country="GR"/>
    </style:style>
    <style:style style:name="T60" style:family="text">
      <style:text-properties style:font-name="Georgia" fo:language="el" fo:country="GR" officeooo:rsid="003906ca"/>
    </style:style>
    <style:style style:name="T61" style:family="text">
      <style:text-properties style:font-name="Georgia" fo:language="el" fo:country="GR" officeooo:rsid="003a8a52"/>
    </style:style>
    <style:style style:name="T62" style:family="text">
      <style:text-properties style:font-name="Georgia" fo:language="el" fo:country="GR" officeooo:rsid="003c42ac"/>
    </style:style>
    <style:style style:name="T63" style:family="text">
      <style:text-properties style:font-name="Georgia" fo:language="el" fo:country="GR" officeooo:rsid="003dd223"/>
    </style:style>
    <style:style style:name="T64" style:family="text">
      <style:text-properties style:font-name="Georgia" fo:language="el" fo:country="GR" officeooo:rsid="003e2da1"/>
    </style:style>
    <style:style style:name="T65" style:family="text">
      <style:text-properties style:font-name="Georgia" fo:language="el" fo:country="GR" officeooo:rsid="004664dd"/>
    </style:style>
    <style:style style:name="T66" style:family="text">
      <style:text-properties style:font-name="Georgia" fo:language="el" fo:country="GR" officeooo:rsid="004a908b"/>
    </style:style>
    <style:style style:name="T67" style:family="text">
      <style:text-properties style:font-name="Georgia" fo:language="el" fo:country="GR" officeooo:rsid="004c742c"/>
    </style:style>
    <style:style style:name="T68" style:family="text">
      <style:text-properties style:font-name="Georgia" fo:language="en" fo:country="US" officeooo:rsid="003906ca"/>
    </style:style>
    <style:style style:name="T69" style:family="text">
      <style:text-properties style:font-name="Georgia" fo:language="en" fo:country="US" officeooo:rsid="004ea2d7"/>
    </style:style>
    <style:style style:name="T70" style:family="text">
      <style:text-properties style:font-name="Georgia" officeooo:rsid="0041192f"/>
    </style:style>
    <style:style style:name="T71" style:family="text">
      <style:text-properties style:font-name="Georgia" officeooo:rsid="0043888d"/>
    </style:style>
    <style:style style:name="T72" style:family="text">
      <style:text-properties style:font-name="Georgia" fo:language="en" fo:country="GB"/>
    </style:style>
    <style:style style:name="T73" style:family="text">
      <style:text-properties style:font-name="Georgia" officeooo:rsid="004e5cd8"/>
    </style:style>
    <style:style style:name="T74" style:family="text">
      <style:text-properties style:font-name="Georgia" officeooo:rsid="004ea2d7"/>
    </style:style>
    <style:style style:name="T75" style:family="text">
      <style:text-properties officeooo:rsid="00642a24"/>
    </style:style>
    <style:style style:name="T76" style:family="text">
      <style:text-properties officeooo:rsid="00845117"/>
    </style:style>
    <style:style style:name="T77" style:family="text">
      <style:text-properties style:font-name="Liberation Serif" fo:language="el" fo:country="GR" style:text-underline-style="none" fo:font-weight="normal" style:font-weight-asian="normal" style:font-weight-complex="normal"/>
    </style:style>
    <style:style style:name="T78" style:family="text">
      <style:text-properties style:font-name="Liberation Serif" fo:language="el" fo:country="GR" style:text-underline-style="none" fo:font-weight="normal" officeooo:rsid="008c2283" style:font-weight-asian="normal" style:font-weight-complex="normal"/>
    </style:style>
    <style:style style:name="T79" style:family="text">
      <style:text-properties style:font-name="Liberation Serif" fo:language="el" fo:country="GR" style:text-underline-style="none" fo:font-weight="normal" officeooo:rsid="00947087" style:font-weight-asian="normal" style:font-weight-complex="normal"/>
    </style:style>
    <style:style style:name="T80" style:family="text">
      <style:text-properties style:font-name="Liberation Serif" fo:language="el" fo:country="GR" style:text-underline-style="none" fo:font-weight="normal" officeooo:rsid="0094d4bb" style:font-weight-asian="normal" style:font-weight-complex="normal"/>
    </style:style>
    <style:style style:name="T81" style:family="text">
      <style:text-properties style:font-name="Liberation Serif" fo:language="en" fo:country="US" style:text-underline-style="none" fo:font-weight="normal" style:font-weight-asian="normal" style:font-weight-complex="normal"/>
    </style:style>
    <style:style style:name="T82" style:family="text">
      <style:text-properties style:font-name="Liberation Serif" fo:language="en" fo:country="US" style:text-underline-style="none" fo:font-weight="normal" officeooo:rsid="008c2283" style:font-weight-asian="normal" style:font-weight-complex="normal"/>
    </style:style>
    <style:style style:name="T83" style:family="text">
      <style:text-properties officeooo:rsid="0089a18b"/>
    </style:style>
    <style:style style:name="T84" style:family="text">
      <style:text-properties style:text-underline-style="none"/>
    </style:style>
    <style:style style:name="T85" style:family="text">
      <style:text-properties style:text-underline-style="none" officeooo:rsid="00916ca1"/>
    </style:style>
    <style:style style:name="T86" style:family="text">
      <style:text-properties officeooo:rsid="009ca27a"/>
    </style:style>
    <style:style style:name="T87" style:family="text">
      <style:text-properties fo:language="en" fo:country="GB"/>
    </style:style>
    <style:style style:name="T88" style:family="text">
      <style:text-properties fo:language="en" fo:country="GB" style:text-underline-style="none" officeooo:rsid="00c3d893"/>
    </style:style>
    <style:style style:name="T89" style:family="text">
      <style:text-properties fo:language="en" fo:country="GB" officeooo:rsid="00a11411"/>
    </style:style>
    <style:style style:name="T90" style:family="text">
      <style:text-properties officeooo:rsid="009d09b0"/>
    </style:style>
    <style:style style:name="T91" style:family="text">
      <style:text-properties style:text-underline-style="solid" style:text-underline-width="auto" style:text-underline-color="font-color"/>
    </style:style>
    <style:style style:name="T92" style:family="text">
      <style:text-properties officeooo:rsid="00b93dea"/>
    </style:style>
    <style:style style:name="T93" style:family="text">
      <style:text-properties officeooo:rsid="00ba64cb"/>
    </style:style>
    <style:style style:name="T94" style:family="text">
      <style:text-properties officeooo:rsid="00bb3dd8"/>
    </style:style>
    <style:style style:name="T95" style:family="text">
      <style:text-properties officeooo:rsid="00bb7ff5"/>
    </style:style>
    <style:style style:name="T96" style:family="text">
      <style:text-properties officeooo:rsid="00bb90e0"/>
    </style:style>
    <style:style style:name="T97" style:family="text">
      <style:text-properties officeooo:rsid="00be8e60"/>
    </style:style>
    <style:style style:name="T98" style:family="text">
      <style:text-properties officeooo:rsid="00c15a6d"/>
    </style:style>
    <style:style style:name="T99" style:family="text">
      <style:text-properties officeooo:rsid="00cf2acf"/>
    </style:style>
    <style:style style:name="T100" style:family="text">
      <style:text-properties officeooo:rsid="00d1da8d"/>
    </style:style>
    <style:style style:name="T101" style:family="text">
      <style:text-properties officeooo:rsid="00d2de1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sdas"/>
      </text:sequence-decls>
      <text:p text:style-name="P29"><draw:frame draw:style-name="fr5" draw:name="Image1" text:anchor-type="char" svg:x="5.001cm" svg:y="-1.535cm" svg:width="6.761cm" svg:height="6.735cm" draw:z-index="0"><draw:image xlink:href="Pictures/100000000000031600000313F089EADC41667316.jpg" xlink:type="simple" xlink:show="embed" xlink:actuate="onLoad" draw:mime-type="image/jpeg"/></draw:frame><text:s/></text:p>
      <text:p text:style-name="P4"/>
      <text:p text:style-name="P4"/>
      <text:p text:style-name="P4"/>
      <text:p text:style-name="P4"/>
      <text:p text:style-name="P4"/>
      <text:p text:style-name="P4"/>
      <text:p text:style-name="P4"/>
      <text:p text:style-name="P4"/>
      <text:p text:style-name="P4"/>
      <text:p text:style-name="P4">«ΠΜΣ <text:s/>Επιστήμη και Τεχνολογία της Πληροφορικής και των Υπολογιστών»</text:p>
      <text:p text:style-name="P4"/>
      <text:p text:style-name="P4"/>
      <text:p text:style-name="P4">Πτυχιακή Εργασία</text:p>
      <text:p text:style-name="P2"/>
      <text:p text:style-name="P2"/>
      <text:p text:style-name="P2"/>
      <text:p text:style-name="P5">«Πλατφόρμα διδασκαλίας μαθημάτων ηλεκτρονικώς με εξατομίκευση και ανάλυση λαθών.» </text:p>
      <text:p text:style-name="P9"/>
      <text:p text:style-name="P9"/>
      <text:p text:style-name="P9"/>
      <text:p text:style-name="P9"/>
      <text:p text:style-name="P9"/>
      <text:p text:style-name="P9"/>
      <text:p text:style-name="P5"><text:bookmark text:name="__DdeLink__244_1772352186"/>Εμμανουήλ Παπαδημητρίου</text:p>
      <text:p text:style-name="P3"><text:span text:style-name="T1">ΑΜ: </text:span><text:span text:style-name="T2">19021</text:span></text:p>
      <text:p text:style-name="P9"/>
      <text:p text:style-name="P9"/>
      <text:p text:style-name="P9"/>
      <text:p text:style-name="P7"/>
      <text:p text:style-name="P7"/>
      <text:p text:style-name="P7"/>
      <text:p text:style-name="P6"/>
      <text:p text:style-name="P6"/>
      <text:p text:style-name="P6"/>
      <text:p text:style-name="P3"><text:span text:style-name="T5">Επιβλέπων</text:span><text:span text:style-name="T4"> </text:span><text:span text:style-name="T5">Καθηγητής</text:span><text:span text:style-name="T4">:</text:span></text:p>
      <text:p text:style-name="P3"><text:span text:style-name="T2">Χρήστος</text:span><text:span text:style-name="T3"> </text:span><text:span text:style-name="T2">Τρούσσας</text:span></text:p>
      <text:p text:style-name="P8"><text:bookmark-start text:name="__RefHeading___Toc13632_3880660935"/><text:bookmark-end text:name="__RefHeading___Toc13632_3880660935"/><text:soft-page-break/></text:p>
      <text:p text:style-name="P14"/>
      <text:h text:style-name="P37" text:outline-level="1"><text:bookmark-start text:name="__RefHeading___Toc14011_3880660935"/>Περίληψη<text:bookmark-end text:name="__RefHeading___Toc14011_3880660935"/></text:h>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Περιεχόμενα</text:p>
          </text:index-title>
          <text:p text:style-name="P10"><text:a xlink:type="simple" xlink:href="#__RefHeading___Toc14011_3880660935" text:style-name="Index_20_Link" text:visited-style-name="Index_20_Link">Περίληψη<text:tab/>3</text:a></text:p>
          <text:p text:style-name="P10"><text:a xlink:type="simple" xlink:href="#__RefHeading___Toc13634_3880660935" text:style-name="Index_20_Link" text:visited-style-name="Index_20_Link">1 Εισαγωγή<text:tab/>5</text:a></text:p>
          <text:p text:style-name="P11"><text:a xlink:type="simple" xlink:href="#__RefHeading___Toc13636_3880660935" text:style-name="Index_20_Link" text:visited-style-name="Index_20_Link">1.1 Παρουσίαση Πλατφόρμας “Learning Platform”<text:tab/>5</text:a></text:p>
          <text:p text:style-name="P12"><text:a xlink:type="simple" xlink:href="#__RefHeading___Toc13638_3880660935" text:style-name="Index_20_Link" text:visited-style-name="Index_20_Link">1.1.1 Σκοπός πλατφόρμας<text:tab/>5</text:a></text:p>
          <text:p text:style-name="P12"><text:a xlink:type="simple" xlink:href="#__RefHeading___Toc13640_3880660935" text:style-name="Index_20_Link" text:visited-style-name="Index_20_Link">1.1.2 Συνοπτική παρουσίαση<text:tab/>6</text:a></text:p>
          <text:p text:style-name="P10"><text:a xlink:type="simple" xlink:href="#__RefHeading___Toc13642_3880660935" text:style-name="Index_20_Link" text:visited-style-name="Index_20_Link">2 Δομή Πλατφόρμας<text:tab/>8</text:a></text:p>
          <text:p text:style-name="P12"><text:a xlink:type="simple" xlink:href="#__RefHeading___Toc13952_2788522704" text:style-name="Index_20_Link" text:visited-style-name="Index_20_Link">2.1.1 Αρχιτεκτονική<text:tab/>8</text:a></text:p>
          <text:p text:style-name="P12"><text:a xlink:type="simple" xlink:href="#__RefHeading___Toc13954_2788522704" text:style-name="Index_20_Link" text:visited-style-name="Index_20_Link">2.1.2 Υλοποίηση<text:tab/>8</text:a></text:p>
          <text:p text:style-name="P10"><text:a xlink:type="simple" xlink:href="#__RefHeading___Toc13956_2788522704" text:style-name="Index_20_Link" text:visited-style-name="Index_20_Link">3 Συνολική Παρουσίαση<text:tab/>8</text:a></text:p>
          <text:p text:style-name="P10"><text:a xlink:type="simple" xlink:href="#__RefHeading___Toc13958_2788522704" text:style-name="Index_20_Link" text:visited-style-name="Index_20_Link">4 Παραδείγματα Χρήσης<text:tab/>8</text:a></text:p>
          <text:p text:style-name="P10"><text:a xlink:type="simple" xlink:href="#__RefHeading___Toc13960_2788522704" text:style-name="Index_20_Link" text:visited-style-name="Index_20_Link">5 Συμπεράσματα &amp; Προτάσεις<text:tab/>8</text:a></text:p>
          <text:p text:style-name="P10"><text:a xlink:type="simple" xlink:href="#__RefHeading___Toc13962_2788522704" text:style-name="Index_20_Link" text:visited-style-name="Index_20_Link">6 Βιβλιογραφία<text:tab/>8</text:a></text:p>
          <text:p text:style-name="P10"><text:a xlink:type="simple" xlink:href="#__RefHeading___Toc13964_2788522704" text:style-name="Index_20_Link" text:visited-style-name="Index_20_Link">7 Παράρτημα<text:tab/>8</text:a></text:p>
        </text:index-body>
      </text:table-of-content>
      <text:h text:style-name="P31" text:outline-level="1"/>
      <text:h text:style-name="P33" text:outline-level="1"><text:bookmark-start text:name="__RefHeading___Toc13634_3880660935"/>Εισαγωγή<text:bookmark-end text:name="__RefHeading___Toc13634_3880660935"/></text:h>
      <text:p text:style-name="P19"/>
      <text:h text:style-name="P34" text:outline-level="2"><text:bookmark-start text:name="__RefHeading___Toc13636_3880660935"/>Παρουσίαση Πλατφόρμας “Learning Platform”<text:bookmark-end text:name="__RefHeading___Toc13636_3880660935"/></text:h>
      <text:p text:style-name="P24"/>
      <text:h text:style-name="Heading_20_3" text:outline-level="3"><text:bookmark-start text:name="__RefHeading___Toc13638_3880660935"/>Σκοπός πλατφόρμας<text:bookmark-end text:name="__RefHeading___Toc13638_3880660935"/></text:h>
      <text:p text:style-name="P20"/>
      <text:p text:style-name="P21"><text:span text:style-name="T60">Η πλατφόρμα “</text:span><text:span text:style-name="T68">Learning Platform” </text:span><text:span text:style-name="T61">έχει υλοποιηθεί με γνώμονα την παροχή καλύτερης εμπειρίας διδασκαλίας μαθημάτων </text:span><text:span text:style-name="T62">ηλεκτρονικώς</text:span><text:span text:style-name="T61">, για τους διδασκόμενους αλλά και για τους ίδιους τους διδάσκοντες. </text:span><text:span text:style-name="T62">Η πλατφόρμα παρέχει σύγχρονη διεπαφή και δυνατότητα διδασκαλίας κάθε είδους μαθήματος με ιδιαίτερη μνεία στα μαθήματα που ένας από τους βασικούς τους στόχους τους, είναι η διδασκαλία και εκμάθηση προγραμματισμού. Επί προσθέτως, <text:s/></text:span><text:span text:style-name="T63">η πλατφόρμα </text:span><text:span text:style-name="T64">υλοποιεί την παροχή</text:span><text:span text:style-name="T63"> εξατομικευμένη</text:span><text:span text:style-name="T64">ς</text:span><text:span text:style-name="T63"> βοήθεια στους χρήστες </text:span><text:span text:style-name="T64">με την ανάλυση και τον διαχωρισμό των απαντήσεων τους στα διαγωνίσματα αξιολόγησης που έχει το κάθε μάθημα.</text:span></text:p>
      <text:p text:style-name="P22"><text:span text:style-name="T64">Σ</text:span><text:span text:style-name="T59">υνοψίζοντας, η πλατφόρμα παρέχει τις εξής δυνατότητες:</text:span></text:p>
      <text:list xml:id="list2275325508" text:style-name="L1">
        <text:list-item>
          <text:p text:style-name="P39">Διαχωρισμός των χρηστών σε τρεις κατηγορίες:</text:p>
        </text:list-item>
      </text:list>
      <text:list xml:id="list1076480676" text:style-name="L2">
        <text:list-item>
          <text:list>
            <text:list-item>
              <text:p text:style-name="P40">Διαχειριστές</text:p>
            </text:list-item>
            <text:list-item>
              <text:p text:style-name="P40">Διδάσκοντες</text:p>
            </text:list-item>
            <text:list-item>
              <text:p text:style-name="P40">Διδασκόμενοι</text:p>
            </text:list-item>
          </text:list>
        </text:list-item>
      </text:list>
      <text:list xml:id="list194903236433495" text:continue-list="list2275325508" text:style-name="L1">
        <text:list-item>
          <text:p text:style-name="P43"><text:span text:style-name="T58">Προσωπικός λογαριασμός </text:span><text:span text:style-name="T70">για κάθε χρήστη, με αποθήκευση όλων των απαραιτήτων ενεργειών και επιλογών του.</text:span></text:p>
        </text:list-item>
        <text:list-item>
          <text:p text:style-name="P44"><text:span text:style-name="T70">Α</text:span><text:span text:style-name="T58">σφαλές περιβάλλον με μέριμνα στα προσωπικά δεδομένα και στοιχεία των χρηστών.</text:span></text:p>
        </text:list-item>
        <text:list-item>
          <text:p text:style-name="P45"><text:span text:style-name="T70">Π</text:span><text:span text:style-name="T58">αρακολούθηση μαθήματος.</text:span></text:p>
        </text:list-item>
        <text:list-item>
          <text:p text:style-name="P41">Συμμετοχή σε αξιολόγηση μαθήματος.</text:p>
        </text:list-item>
        <text:list-item>
          <text:p text:style-name="P38"><text:span text:style-name="T65">Εξατομικευμένη ανάλυση απαντήσεων κατά την διαδικασία της αξιολόγησης </text:span><text:span text:style-name="T66">με διαχωρισμό των λαθών σε συντακτικά και λογικά.</text:span></text:p>
        </text:list-item>
        <text:list-item>
          <text:p text:style-name="P42">Προβολή στατιστικών για κάθε μάθημα.</text:p>
        </text:list-item>
        <text:list-item>
          <text:p text:style-name="P41">Προσωπικό προφίλ χρήστη.</text:p>
        </text:list-item>
        <text:list-item>
          <text:p text:style-name="P45"><text:span text:style-name="T71">Προσωπικό σ</text:span><text:span text:style-name="T58">ημειωματάριο.</text:span></text:p>
        </text:list-item>
        <text:list-item>
          <text:p text:style-name="P55"><text:span text:style-name="T58">Form </text:span><text:span text:style-name="T59">για συζήτηση και ανταλλαγή γνώσης με όλους τους χρήστες της εφαρμογής</text:span><text:span text:style-name="T67"> που θα περιέχει ανακοινώσεις, </text:span></text:p>
        </text:list-item>
        <text:list-item>
          <text:p text:style-name="P46"><text:span text:style-name="T73">Εξειδικευμένη π</text:span><text:span text:style-name="T58">λατφόρμα διαχείρισης για τους διαχειριστές και διδασκόμενους </text:span><text:span text:style-name="T73">που παρέχει ξεχωριστές δυνατότητες ανάλογα </text:span><text:span text:style-name="T74">τη κατηγορία στην οποία ανήκει ο χρήστης.</text:span></text:p>
        </text:list-item>
        <text:list-item>
          <text:p text:style-name="P47"><text:span text:style-name="T73">Δ</text:span><text:span text:style-name="T72">ιαδραστικ</text:span><text:span text:style-name="T73">ός</text:span><text:span text:style-name="T58"> βοηθ</text:span><text:span text:style-name="T73">ός</text:span><text:span text:style-name="T58"> χρήσης και πλοήγησης της πλατφόρμας</text:span><text:span text:style-name="T69">.</text:span></text:p>
        </text:list-item>
      </text:list>
      <text:h text:style-name="Heading_20_3" text:outline-level="3"><text:bookmark-start text:name="__RefHeading___Toc13640_3880660935"/><text:soft-page-break/>Συνοπτική παρουσίαση<text:bookmark-end text:name="__RefHeading___Toc13640_3880660935"/></text:h>
      <text:p text:style-name="P23"><draw:frame draw:style-name="fr2" draw:name="Frame1" text:anchor-type="char" svg:x="3.353cm" svg:y="0cm" svg:width="11.322cm" draw:z-index="1"><draw:text-box fo:min-height="12.218cm"><text:p text:style-name="P16"><draw:frame draw:style-name="fr3" draw:name="Image2" text:anchor-type="paragraph" svg:width="11.322cm" style:rel-width="100%" svg:height="11.213cm" style:rel-height="scale" draw:z-index="2"><draw:image xlink:href="Pictures/10000000000002D9000002FEB6C11698AFF0F77F.png" xlink:type="simple" xlink:show="embed" xlink:actuate="onLoad" draw:mime-type="image/png"/></draw:frame>Εικόνα 1.1: Σύνδεση διδασκόμενου στη βασική πλατφόρμα</text:p></draw:text-box></draw:frame><draw:frame draw:style-name="fr2" draw:name="Frame2" text:anchor-type="char" svg:x="2.189cm" svg:y="12.481cm" svg:width="13.035cm" draw:z-index="3"><draw:text-box fo:min-height="11.061cm"><text:p text:style-name="P17"><draw:frame draw:style-name="fr3" draw:name="Image3" text:anchor-type="paragraph" svg:width="13.035cm" style:rel-width="100%" svg:height="11.061cm" style:rel-height="scale" draw:z-index="4"><draw:image xlink:href="Pictures/10000000000002EB0000027A0CF36A59B31C4D9A.png" xlink:type="simple" xlink:show="embed" xlink:actuate="onLoad" draw:mime-type="image/png"/></draw:frame>Εικόνα 1.2: Κεντρική σελίδα με δυνατότητα επιλογής μαθήματος</text:p></draw:text-box></draw:frame></text:p>
      <text:p text:style-name="P23"><draw:frame draw:style-name="fr2" draw:name="Frame3" text:anchor-type="char" svg:x="-0.589cm" svg:y="0.316cm" svg:width="17.59cm" draw:z-index="5"><draw:text-box fo:min-height="11.954cm"><text:p text:style-name="P18"><draw:frame draw:style-name="fr3" draw:name="Image4" text:anchor-type="paragraph" svg:width="17cm" style:rel-width="100%" svg:height="11.005cm" style:rel-height="scale" draw:z-index="6"><draw:image xlink:href="Pictures/10000000000003DB0000027F304330138981529A.png" xlink:type="simple" xlink:show="embed" xlink:actuate="onLoad" draw:mime-type="image/png"/></draw:frame>Εικόνα 1.3: Σημειωματάριο χρήστη</text:p></draw:text-box></draw:frame><draw:frame draw:style-name="fr2" draw:name="Frame4" text:anchor-type="char" svg:x="-0.536cm" svg:y="12.744cm" svg:width="17.861cm" draw:z-index="7"><draw:text-box fo:min-height="12.086cm"><text:p text:style-name="P15"><draw:frame draw:style-name="fr4" draw:name="Image5" text:anchor-type="paragraph" svg:x="0.318cm" svg:y="0.374cm" svg:width="17cm" style:rel-width="100%" svg:height="10.522cm" style:rel-height="scale" draw:z-index="8"><draw:image xlink:href="Pictures/1000000000000490000002D37BD701D087C3B114.png" xlink:type="simple" xlink:show="embed" xlink:actuate="onLoad" draw:mime-type="image/png"/></draw:frame><text:span text:style-name="T75">Εικόνα 1.4: </text:span><text:span text:style-name="T7">Forum </text:span><text:span text:style-name="T34">εφαρμογής</text:span></text:p></draw:text-box></draw:frame><text:soft-page-break/></text:p>
      <text:h text:style-name="P32" text:outline-level="1"><text:bookmark-start text:name="__RefHeading___Toc13642_3880660935"/><text:soft-page-break/><text:span text:style-name="T55">Δ</text:span><text:span text:style-name="T54">ομή Πλατφόρμας</text:span><text:bookmark-end text:name="__RefHeading___Toc13642_3880660935"/></text:h>
      <text:p text:style-name="P59"/>
      <text:h text:style-name="Heading_20_3" text:outline-level="3"><text:bookmark-start text:name="__RefHeading___Toc13952_2788522704"/>Αρχιτεκτονική<text:bookmark-end text:name="__RefHeading___Toc13952_2788522704"/></text:h>
      <text:p text:style-name="Text_20_body"/>
      <text:p text:style-name="P27"><text:span text:style-name="T35">Η αρχιτεκτονική της πλατφόρμας παρουσιάζεται στο παρακάτω διάγραμμα χωρισμένο σε επίπεδα (</text:span><text:span text:style-name="T8">layers) </text:span><text:span text:style-name="T35">που δείχνουν σε υψηλό επίπεδο, τα κομμάτια που αποτελούν την πλατφόρμα και την επικοινωνία μεταξύ τους.</text:span></text:p>
      <text:p text:style-name="P48"/>
      <text:p text:style-name="P48"><draw:frame draw:style-name="fr1" draw:name="Frame5" text:anchor-type="char" svg:x="-0.161cm" svg:y="0.279cm" svg:width="17.323cm" draw:z-index="9"><draw:text-box fo:min-height="15.296cm"><text:p text:style-name="P30"><draw:frame draw:style-name="fr3" draw:name="Image6" text:anchor-type="paragraph" svg:width="17.323cm" style:rel-width="100%" svg:height="15.296cm" style:rel-height="scale" draw:z-index="10"><draw:image xlink:href="Pictures/10000201000002CE0000027AA5DF9AEA6F5E8FFA.png" xlink:type="simple" xlink:show="embed" xlink:actuate="onLoad" draw:mime-type="image/png"/></draw:frame>Εικόνα 2.1: Αρχιτεκτονική της πλατφόρμας</text:p></draw:text-box></draw:frame><text:s/></text:p>
      <text:p text:style-name="P48"/>
      <text:p text:style-name="Text_20_body"/>
      <text:h text:style-name="P35" text:outline-level="3"><text:soft-page-break/><text:span text:style-name="T91">Server Layer</text:span></text:h>
      <text:h text:style-name="P60" text:outline-level="3"/>
      <text:h text:style-name="P64" text:outline-level="3">Το επίπεδο του <text:span text:style-name="T6">server </text:span>αποτελείται από το επίπεδο της ασφάλειας (<text:span text:style-name="T6">Security Layer) </text:span>και το επίπεδο τ<text:span text:style-name="T76">ου </text:span><text:span text:style-name="T9">Back-End </text:span><text:span text:style-name="T76">που αποτελείται από δύο ενότητες (</text:span><text:span text:style-name="T9">modules) </text:span><text:span text:style-name="T76">τα οποία υλοποιούν το καθένα ξεχωριστά το δικό τους κομμάτι, αλλά είναι άμεσα συνδεδεμένα καθώς συνεργάζονται σε όλο το κύκλο της πλατφόρμας και ανταλλάζουν πληροφορίες και υλοποιούν συγκεκριμένες ενέργειες μαζικά.</text:span></text:h>
      <text:list xml:id="list49637861" text:style-name="L3">
        <text:list-item>
          <text:h text:style-name="P65" text:outline-level="3">Επίπεδο ασφάλειας:</text:h>
          <text:list>
            <text:list-header>
              <text:h text:style-name="P66" text:outline-level="3">Το επίπεδο ασφάλειας υλοποιείται και χρησιμοποιείται στα πλαίσια του επιπέδου του <text:span text:style-name="T6">server. </text:span>Στο επίπεδο αυτό, διασφαλίζεται η προστασία της πλατφόρμας και των ευαίσθητων δεδομένων των χρηστών από εξωτερικούς χρήστες. Για τη πρόσβαση και χρήση της πλατφόρμας σε όλα της επίπεδα, απαιτείται η αυθεντικοποίηση και εξουσιοδότηση όλων των χρηστών. <text:span text:style-name="T83">Ακόμη, για τα ευαίσθητα δεδομένα έχουν υλοποιηθεί κρυπτογραφικές τεχνικές έτσι ώστε σε καμία περίπτωση να μην είναι διαθέσιμα τα δεδομένα των χρηστών σε όποιον έχει δικαίωμα προβολής, δημιουργίας και τροποποίησης ευαίσθητων δεδομένων. </text:span></text:h>
            </text:list-header>
          </text:list>
        </text:list-item>
        <text:list-item>
          <text:h text:style-name="P61" text:outline-level="3">Back-end Modules:</text:h>
          <text:list>
            <text:list-item>
              <text:h text:style-name="P62" text:outline-level="3"><text:span text:style-name="T33">Επιχειρηματική ενότητα (</text:span>Business module<text:span text:style-name="T33">)</text:span>:</text:h>
            </text:list-item>
          </text:list>
        </text:list-item>
      </text:list>
      <text:h text:style-name="P71" text:outline-level="3"><text:span text:style-name="T82"><text:tab/><text:tab/></text:span><text:span text:style-name="T78">Στην ενότητα αυτή, υλοποιείται όλη η λογική της πλατφόρμας. Κάθε δυνατότητα της <text:tab/><text:tab/>πλατφόρμας και από τη μεριά των διδασκομένων και από τη μεριά των διαχειριστών <text:tab/><text:tab/>και διδασκόντων, υλοποιείται και γίνεται διαθέσιμη για κάθε χρήστη που θα θελήσει <text:tab/><text:tab/>να χρησιμοποιήσει τα εργαλεία και τις δυνατότητες της. <text:tab/><text:tab/><text:tab/> </text:span></text:h>
      <text:list xml:id="list194901328347897" text:continue-numbering="true" text:style-name="L3">
        <text:list-item>
          <text:list>
            <text:list-item>
              <text:h text:style-name="P62" text:outline-level="3"><text:span text:style-name="T36">Ενότητα εξατομίκευσης</text:span><text:span text:style-name="T33">:</text:span></text:h>
              <text:list>
                <text:list-header>
                  <text:h text:style-name="P67" text:outline-level="3">Ένα από τα κύρια χαρακτηριστικά αυτής της πλατφόρμας είναι η εξατομικευμένη βοήθεια στο χρήστη. Σε αυτή την ενότητα υλοποιούνται οι λειτουργίες που προσφέρουν στο χρήστη μια καλύτερη εμπειρία ως προς την αξιολόγηση του.</text:h>
                </text:list-header>
              </text:list>
            </text:list-item>
          </text:list>
        </text:list-item>
      </text:list>
      <text:h text:style-name="P69" text:outline-level="3">Βάση Δεδομένων</text:h>
      <text:h text:style-name="P63" text:outline-level="3"><text:span text:style-name="T33">Το επίπεδο του </text:span>Server <text:span text:style-name="T33">έχει άμεση σχέση και επικοινωνία με το επίπεδο της βάσης δεδομένων, καθώς σε αυτήν αποθηκεύονται και ανακτούνται τα δεδομένα που είναι απαραίτητα για τη λειτουργία της πλατφόρμας στο σύνολο της.</text:span></text:h>
      <text:h text:style-name="P69" text:outline-level="3">Στατιστικά και Μετρήσεις</text:h>
      <text:h text:style-name="P70" text:outline-level="3"><text:span text:style-name="T84">Για την καλή λειτουργία της πλατφόρμας, είναι αναγκαία η καταγραφή στατιστικών και μετρήσεων για κάθε δυνατότητα που παρέχεται. Με την δημιουργία κανόνων μέσα από μελέτες και έρευνες, στόχος είναι η συνεχής βελτιστοποίηση της πλατφόρμας έτσι ώστε να προσφέρ</text:span><text:span text:style-name="T85">ονται οι ιδανικότερες συνθήκες στους χρήστες.</text:span></text:h>
      <text:h text:style-name="P60" text:outline-level="3">Client Layer</text:h>
      <text:h text:style-name="P72" text:outline-level="3"><text:span text:style-name="T79">Το επίπεδο του πελάτη, αποτελεί τις διεπαφές που έχουν πρόσβαση οι χρήστες της πλατφόρμας. </text:span><text:span text:style-name="T80">Η πλατφόρμα χωρίζεται σε δύο κομμάτια:</text:span></text:h>
      <text:list xml:id="list735845114" text:style-name="L4">
        <text:list-item>
          <text:h text:style-name="P68" text:outline-level="3"><text:soft-page-break/>Πλατφόρμα διδασκόμενου</text:h>
          <text:h text:style-name="P73" text:outline-level="3"><text:span text:style-name="T77">Είναι η κύρια πλατφόρμα της εφαρμογής που παρέχει την επιλογή μαθημάτων παρακολούθησης, αξιολόγησης, εξατομικευμένης βοήθειας, </text:span><text:span text:style-name="T81">forum </text:span><text:span text:style-name="T77">και σημειώσεις.</text:span></text:h>
        </text:list-item>
        <text:list-item>
          <text:h text:style-name="P68" text:outline-level="3">Πλατφόρμα διαχειριστών και διδασκόντων</text:h>
          <text:h text:style-name="P68" text:outline-level="3">Είναι η πλατφόρμα που παρέχει τη δυνατότητα στους χρήστες με δικαιώματα δημιουργίας, τροποποίησης, προβολής και διαγραφής όλων των διαθέσιμων δεδομένων που αφορούν την πλατφόρμα. Οι διαχειριστές έχουν περισσότερα δικαιώματα από τους διδάσκοντες που με τη σειρά τους έχουν περισσότερα δικαιώματα από τους διδασκόμενους. </text:h>
          <text:h text:style-name="P68" text:outline-level="3"/>
        </text:list-item>
      </text:list>
      <text:h text:style-name="P36" text:outline-level="3"><text:bookmark-start text:name="__RefHeading___Toc13954_2788522704"/>Υλοποίηση<text:bookmark-end text:name="__RefHeading___Toc13954_2788522704"/></text:h>
      <text:p text:style-name="P28"/>
      <text:h text:style-name="Heading_20_4" text:outline-level="4">Τεχνικά Χαρακτηριστικά</text:h>
      <text:p text:style-name="P74"/>
      <text:p text:style-name="P49">Σε αυτή την ενότητα θα αναλυθούν τα τεχνικά χαρακτηριστικά που συνδυαστικά αποτέλεσαν την υλοποίηση της πλατφόρμας σε όλα τα μέρη της. <text:span text:style-name="T86">Υπήρχαν αρκετοί παράγοντες που επηρέασαν την απόφαση για την χρησιμοποίηση των παρακάτω τεχνολογιών, όπως η ωριμότητα των τεχνολογιών </text:span><text:span text:style-name="T90">έτσι ώστε να μην εμποδίζουν οι ίδιες οι τεχνολογίες τον κύκλο ζωής της πλατφόρμας και των λειτουργιών της</text:span><text:span text:style-name="T86">. </text:span><text:span text:style-name="T90">Ακόμη, π</text:span><text:span text:style-name="T86">ροτεραιότητα </text:span><text:span text:style-name="T90">είναι και </text:span><text:span text:style-name="T86">η καινοτομία, αλλά όχι σε βάρος της ευκολίας χρήσης και της αποτελεσματικότητας. </text:span></text:p>
      <text:p text:style-name="P75"><text:span text:style-name="T37">Επί προσθέτως, σημαντικός παράγοντας στην επιλογή των τεχνολογιών είναι και η προσωπική εμπειρία με αυτά τα περιβάλλοντα και τεχνολογίες. Υπήρχε συνδυασμός προσωπικής εμπειρίας και νέας γνώσης και </text:span><text:span text:style-name="T38">μελέτης έτσι ώστε να υλοποιηθούν με επιτυχία τα κομμάτια που αποτελούν την πλατφόρμα εκμάθησης.</text:span></text:p>
      <text:p text:style-name="P76"><text:span text:style-name="T38">Π</text:span><text:span text:style-name="T33">αρουσιάζονται αναλυτικά οι τεχνολογίες που χρησιμοποιήθηκαν:</text:span></text:p>
      <text:p text:style-name="P56">Java</text:p>
      <text:p text:style-name="P80"><text:span text:style-name="T39">Η γλώσσα προγραμματισμού που επιλέχθηκε για την υλοποίηση του </text:span><text:span text:style-name="T10">back-end </text:span><text:span text:style-name="T39">είναι η </text:span><text:span text:style-name="T10">Java. </text:span><text:span text:style-name="T39">Συγκεκριμένα η </text:span><text:span text:style-name="T10">Java 1</text:span><text:span text:style-name="T11">4 </text:span><text:span text:style-name="T40">είναι η έκδοση που χρησιμοποιείται, από τις πρόσφατες εκδόσεις τη δεδομένη χρονική στιγμή.</text:span></text:p>
      <text:p text:style-name="P56">Spring Boot</text:p>
      <text:p text:style-name="P81"><text:span text:style-name="T41">Το </text:span><text:span text:style-name="T12">Spring Boot </text:span><text:span text:style-name="T41">είναι ένα </text:span><text:span text:style-name="T12">framework </text:span><text:span text:style-name="T41">ανοιχτού κώδικα που χρησιμοποιείται για την δημιουργία αυτόνομων εφαρμογών με σκοπό τον ευέλικτο χειρισμό και δημιουργίας λειτουργιών που αφορούν το επίπεδου του δικτύου. </text:span><text:span text:style-name="T42">Παρέχει εύστροφο τρόπο για τον χειρισμό των απαραίτητων διαμορφώσεων (</text:span><text:span text:style-name="T13">configurations</text:span><text:span text:style-name="T42">) που απαιτούνται για την επιτυχημένη λειτουργία των δυνατοτήτων που παρέχει η εφαρμογή. </text:span></text:p>
      <text:p text:style-name="P77">Spring Security</text:p>
      <text:p text:style-name="P82"><text:span text:style-name="T43">Για την διασφάλιση όλων των δεδομένων της πλατφόρμας αλλά και την γενικότερη λειτουργία της, στο επίπεδο της ασφάλειας έχει χρησιμοποιηθεί το </text:span><text:span text:style-name="T14">Spring Security. </text:span><text:span text:style-name="T44">Παρέχει ένα ισχυρό και </text:span><text:soft-page-break/><text:span text:style-name="T44">προσαρμόσιμο πλαίσιο ελέγχου αυθεντικοποίησης και εξουσιοδότησης. Ακόμη, είναι το πρότυπο για την ασφάλεια των εφαρμογών που είναι βασισμένα σε </text:span><text:span text:style-name="T15">Spring. </text:span><text:span text:style-name="T45">Παρέχεται επίσης ασφαλής αποθήκευση και κρυπτογράφηση των κωδικών με διάφορες τεχνικές, από τις πιο διαδεδομένες είναι το </text:span><text:span text:style-name="T16">BcryptPasswordEncoder </text:span><text:span text:style-name="T45">που βασίζεται στον αλγόριθμο </text:span><text:span text:style-name="T16">bcrypt </text:span><text:span text:style-name="T45">για την κατακερμάτιση των κωδικών. </text:span><text:span text:style-name="T46">Σημαντική λειτουργία του </text:span><text:span text:style-name="T17">Spring Security </text:span><text:span text:style-name="T46">είναι η ασφάλεια απέναντι σε κακόβουλες επιθέσεις και εκμετάλλευση κενών ασφάλειας.</text:span></text:p>
      <text:p text:style-name="P56">GraphQL</text:p>
      <text:p text:style-name="P50">Το <text:span text:style-name="T6">GraphQL </text:span>είναι μια <text:span text:style-name="T26">query </text:span>γλώσσα <text:span text:style-name="T92">για το χτίσιμο του </text:span><text:span text:style-name="T26">API. </text:span><text:span text:style-name="T93">Το ξεχωριστό γνώρισμα είναι ότι δεν βασίζεται σε καμία συγκεκριμένη τεχνολογία </text:span><text:span text:style-name="T27">back-end </text:span><text:span text:style-name="T93">ούτε σε κάποια συγκεκριμένη βάση δεδομένων, καθώς μπορεί να εφαρμοστεί παντού </text:span><text:span text:style-name="T94">και να στηριχθεί από το εκάστοτε </text:span><text:span text:style-name="T28">back-end</text:span><text:span text:style-name="T93">. </text:span><text:span text:style-name="T94">Ένα </text:span><text:span text:style-name="T28">GraphQL service, </text:span><text:span text:style-name="T94">υλοποιείται ορίζοντας τους τύπους και τα πεδία και στη συνέχεια γίνεται η δημιουργία μεθόδων </text:span><text:span text:style-name="T95">που υλοποιούν τις επιθυμητές λειτουργίες.</text:span><text:span text:style-name="T96"> </text:span></text:p>
      <text:p text:style-name="P57">Thymeleaf</text:p>
      <text:p text:style-name="P51">Το <text:span text:style-name="T6">Thymeleaf </text:span>είναι μια <text:span text:style-name="T6">server-side </text:span>παροχή <text:span text:style-name="T6">Java template engine </text:span>για τη δημιουργία διεπαφών χρήστη. Γίνεται χειρισμός κλασικών <text:span text:style-name="T6">HTML, XML, JS, CSS </text:span>και <text:span text:style-name="T6">text </text:span>δεδομένων. <text:span text:style-name="T97">Είναι μια μηχανή που συνδέεται άμεσα με το </text:span><text:span text:style-name="T29">Spring </text:span><text:span text:style-name="T97">και λειτουργούν συνδυαστικά.</text:span></text:p>
      <text:p text:style-name="P78">Prometheus <text:span text:style-name="T30">&amp; Grafana</text:span></text:p>
      <text:p text:style-name="P52">Το <text:span text:style-name="T6">Prometheus </text:span>είναι μία εργαλειοθήκη που παρέχει ένα πολυδιάστατο μοντέλο με δεδομένα που περιέχουν <text:span text:style-name="T98">στοιχεία που προσδιορίζονται από το όνομα και τα κλειδιά, στην ουσία παρέχει τα στατιστικά σε απλή μορφή για προβολή. Το</text:span><text:span text:style-name="T31"> Grafana</text:span><text:span text:style-name="T98"> λειτουργεί συνδυαστικά με το</text:span><text:span text:style-name="T31"> Prometheus,</text:span><text:span text:style-name="T98"> καθώς είναι ένα εργαλείο που παρουσιάζει με γραφήματα όλα τα στατιστικά και τις μετρήσεις. </text:span></text:p>
      <text:p text:style-name="P58">Docker</text:p>
      <text:p text:style-name="P83"><text:span text:style-name="T47">Το </text:span><text:span text:style-name="T18">Docker </text:span><text:span text:style-name="T47">είναι μια</text:span><text:span text:style-name="T47"> </text:span>π<text:span text:style-name="T47">λ</text:span><text:span text:style-name="T88">α</text:span><text:span text:style-name="T47">τφό</text:span><text:span text:style-name="T48">ρμ</text:span><text:span text:style-name="T48">α</text:span><text:span text:style-name="T47"> </text:span><text:span text:style-name="T47">διαχείρισης </text:span><text:span text:style-name="T18">containers. </text:span><text:span text:style-name="T47">Διευκολύνει </text:span><text:span text:style-name="T20">τ</text:span><text:span text:style-name="T49">ο</text:span><text:span text:style-name="T48"> </text:span><text:span text:style-name="T19">packaging,</text:span><text:span text:style-name="T88"> </text:span><text:span text:style-name="T19">deployment </text:span><text:span text:style-name="T48">και </text:span><text:span text:style-name="T49">την λειτουργία των εφαρμογών. </text:span><text:span text:style-name="T50">Το </text:span><text:span text:style-name="T21">packaging </text:span><text:span text:style-name="T50">των εφαρμογών γίνεται με δημιουργία εικόνων (</text:span><text:span text:style-name="T21">images) </text:span><text:span text:style-name="T50">που περιέχουν ότι χρειάζεται για να τρέξουν, όπως κώδικα, βιβλιοθήκες και </text:span><text:span text:style-name="T21">configurations.</text:span></text:p>
      <text:p text:style-name="P77">ReactJS</text:p>
      <text:p text:style-name="P84"><text:span text:style-name="T51">Η </text:span><text:span text:style-name="T22">ReactJS </text:span><text:span text:style-name="T51">είναι μια βιβλιοθήκη της </text:span><text:span text:style-name="T22">JavaScript </text:span><text:span text:style-name="T51">για τη δημιουργία διεπαφών. </text:span><text:span text:style-name="T52">Παρέχεται η δυνατότητα δημιουργίας διεπαφών που υλοποιούν πολύπλοκες λειτουργίες και ταυτόχρονα δίνονται τα εργαλεία στους προγραμματιστές για την υλοποίηση εύχρηστων και μοντέρνων διεπαφών χρήστη. </text:span><text:span text:style-name="T53">Η </text:span><text:span text:style-name="T23">ReactJS </text:span><text:span text:style-name="T53">είναι </text:span><text:span text:style-name="T23">component-based </text:span><text:span text:style-name="T53">που διαχειρίζονται το δικό τους </text:span><text:span text:style-name="T23">state </text:span><text:span text:style-name="T53">και στη συνέχεια το αξιοποιούν έτσι να υλοποιούνται πολύπλοκα </text:span><text:span text:style-name="T23">U</text:span><text:span text:style-name="T25">I</text:span><text:span text:style-name="T24">s. <text:s/></text:span></text:p>
      <text:p text:style-name="P79">MySQL</text:p>
      <text:p text:style-name="P53">Η βάση δεδομένων που επιλέχθηκε για την εφαρμογή είναι η <text:span text:style-name="T6">MySQL. </text:span>Είναι η πιο διάσημη σχεσιακή βάση δεδομένων μια από τις καλύτερες για υλοποιήσεις <text:span text:style-name="T6">web </text:span>εφαρμογών.<text:span text:style-name="T89"> </text:span><text:span text:style-name="T99">Χαρακτηριστικό της είναι η δύναμη της γιατί χειρίζεται αποτελεσματικά τεράστιο όγκο δεδομένων. Είναι φιλική με όλες τις γλώσσες προγραμματισμού και είναι προσαρμόσιμη για κάθε επιθυμητή δυνατότητα.</text:span></text:p>
      <text:p text:style-name="P77"><text:soft-page-break/>Heroku</text:p>
      <text:p text:style-name="P54">Η πλατφόρμα είναι διαθέσιμη στην <text:span text:style-name="T6">cloud </text:span>υπηρεσία, <text:span text:style-name="T6">Heroku. </text:span><text:span text:style-name="T100">Σε αυτή την υπηρεσία, υποστηρίζονται διάφορες γλώσσες προγραμματισμού και τεχνολογίες. </text:span><text:span text:style-name="T101">Γίνεται χρήση του δωρεάν πακέτου που προσφέρει σημαντικές δυνατότητες και οι περιορισμοί εμφανίζονται μόνο στο πλήθος των κλήσεων προς τον </text:span><text:span text:style-name="T32">server.</text:span></text:p>
      <text:p text:style-name="P77"/>
      <text:h text:style-name="Heading_20_4" text:outline-level="4">Εξατομίκευση</text:h>
      <text:p text:style-name="P26">Βάλε καποια διαγαρμματα</text:p>
      <text:h text:style-name="Heading_20_3" text:outline-level="3">Βάση Δεδομένων</text:h>
      <text:h text:style-name="Heading_20_3" text:outline-level="3">Επιδόσεις <text:span text:style-name="T56">&amp;</text:span> Στατιστικά</text:h>
      <text:h text:style-name="Heading_20_1" text:outline-level="1"><text:bookmark-start text:name="__RefHeading___Toc13956_2788522704"/><text:span text:style-name="T57">Συνολική </text:span>Παρουσίαση<text:bookmark-end text:name="__RefHeading___Toc13956_2788522704"/></text:h>
      <text:h text:style-name="Heading_20_3" text:outline-level="3">Κύρια Πλατφόρμα</text:h>
      <text:h text:style-name="Heading_20_3" text:outline-level="3">Πλατφόρμα Διαχειριστών &amp; Διδασκόντων</text:h>
      <text:h text:style-name="Heading_20_1" text:outline-level="1"><text:bookmark-start text:name="__RefHeading___Toc13958_2788522704"/>Παραδείγματα Χρήσης<text:bookmark-end text:name="__RefHeading___Toc13958_2788522704"/></text:h>
      <text:h text:style-name="Heading_20_1" text:outline-level="1"><text:bookmark-start text:name="__RefHeading___Toc13960_2788522704"/>Συμπεράσματα<text:bookmark-end text:name="__RefHeading___Toc13960_2788522704"/></text:h>
      <text:p text:style-name="P25">Συνολικά Συμπεράσματα, Μελλοντική Επέκταση</text:p>
      <text:h text:style-name="Heading_20_1" text:outline-level="1"><text:bookmark-start text:name="__RefHeading___Toc13962_2788522704"/>Βιβλιογραφία<text:bookmark-end text:name="__RefHeading___Toc13962_2788522704"/></text:h>
      <text:h text:style-name="Heading_20_1" text:outline-level="1"><text:bookmark-start text:name="__RefHeading___Toc13964_2788522704"/>Παράρτημα<text:bookmark-end text:name="__RefHeading___Toc13964_2788522704"/></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6" svg:font-family="Arial" style:font-family-generic="swiss"/>
    <style:font-face style:name="Arial4"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5" svg:font-family="Arial" style:font-family-generic="swiss" style:font-pitch="variable"/>
    <style:font-face style:name="Arial3" svg:font-family="Arial" style:font-adornments="Bold Italic" style:font-family-generic="swiss" style:font-pitch="variable"/>
    <style:font-face style:name="Arial2" svg:font-family="Arial" style:font-adornments="Έντονα" style:font-family-generic="swiss" style:font-pitch="variable"/>
    <style:font-face style:name="Arial1" svg:font-family="Arial" style:font-adornments="Κανονικά"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6"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6"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6"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style:font-name="Arial2" fo:font-family="Arial" style:font-style-name="Έντονα" style:font-family-generic="swiss" style:font-pitch="variable" fo:font-size="16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text-properties style:font-name="Arial2" fo:font-family="Arial" style:font-style-name="Έντονα" style:font-family-generic="swiss" style:font-pitch="variable" fo:font-size="12pt" fo:font-weight="bold"/>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style:page-number="auto"/>
      <style:text-properties style:font-name="Arial1" fo:font-family="Arial" style:font-style-name="Κανονικά" style:font-family-generic="swiss" style:font-pitch="variable" fo:font-size="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auto-update="true" style:default-outline-level="4" style:class="text" style:master-page-name="">
      <style:paragraph-properties fo:margin-left="0cm" fo:margin-right="0cm" fo:margin-top="0cm" fo:margin-bottom="0cm" style:contextual-spacing="false" fo:line-height="100%" fo:orphans="2" fo:text-indent="0cm" style:auto-text-indent="false" style:page-number="auto"/>
      <style:text-properties style:font-name="Arial3" fo:font-family="Arial" style:font-style-name="Bold Italic" style:font-family-generic="swiss" style:font-pitch="variable"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asdas"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1">
        <style:list-level-properties text:list-level-position-and-space-mode="label-alignment">
          <style:list-level-label-alignment text:label-followed-by="listtab"/>
        </style:list-level-properties>
      </text:outline-level-style>
      <text:outline-level-style text:level="8" style:num-format="1">
        <style:list-level-properties text:list-level-position-and-space-mode="label-alignment">
          <style:list-level-label-alignment text:label-followed-by="listtab"/>
        </style:list-level-properties>
      </text:outline-level-style>
      <text:outline-level-style text:level="9" style:num-format="1">
        <style:list-level-properties text:list-level-position-and-space-mode="label-alignment">
          <style:list-level-label-alignment text:label-followed-by="listtab"/>
        </style:list-level-properties>
      </text:outline-level-style>
      <text:outline-level-style text:level="10" style:num-format="1">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2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000000"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2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2T20:00:41.883000000</meta:creation-date>
    <dc:date>2021-03-07T19:49:00.982000000</dc:date>
    <meta:editing-duration>PT16H57M12S</meta:editing-duration>
    <meta:editing-cycles>155</meta:editing-cycles>
    <meta:generator>LibreOffice/7.0.3.1$Windows_X86_64 LibreOffice_project/d7547858d014d4cf69878db179d326fc3483e082</meta:generator>
    <meta:document-statistic meta:table-count="0" meta:image-count="6" meta:object-count="0" meta:page-count="12" meta:paragraph-count="111" meta:word-count="1455" meta:character-count="10265" meta:non-whitespace-character-count="8935"/>
  </office:meta>
</office:document-meta>
</file>